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Helvetica Neue" svg:font-family="'Helvetica Neue', Helvetica, Arial, sans-serif, 'Noto Sans', sans-serif"/>
    <style:font-face style:name="arial" svg:font-family="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22222" style:font-name="arial" fo:letter-spacing="normal" fo:font-style="normal" fo:font-weight="normal"/>
    </style:style>
    <style:style style:name="T7" style:family="text">
      <style:text-properties fo:font-variant="normal" fo:text-transform="none" fo:color="#222222" fo:letter-spacing="normal" fo:font-style="normal" fo:font-weight="normal"/>
    </style:style>
    <style:style style:name="T8" style:family="text">
      <style:text-properties fo:font-variant="normal" fo:text-transform="none" fo:color="#545454" fo:letter-spacing="normal" fo:font-style="normal" fo:font-weight="normal"/>
    </style:style>
    <style:style style:name="T9" style:family="text">
      <style:text-properties fo:font-variant="normal" fo:text-transform="none" fo:color="#545454" style:font-name="arial" fo:letter-spacing="normal" fo:font-style="normal" fo:font-weight="normal"/>
    </style:style>
    <style:style style:name="T10" style:family="text">
      <style:text-properties fo:font-variant="normal" fo:text-transform="none" fo:color="#545454" style:font-name="arial" fo:font-size="8.39999961853027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d List</text:p>
      <text:p text:style-name="P1"/>
      <text:p text:style-name="P5"><text:s/>S_No<text:tab/>, <text:s text:c="2"/>'Word', <text:s text:c="2"/>'Hint'</text:p>
      <text:p text:style-name="P4"><text:s/></text:p>
      <text:p text:style-name="P6">1, 'TRAGIC', <text:s/>'adj. Causing or characterized by extreme distress or sorrow'</text:p>
      <text:p text:style-name="P9"><text:span text:style-name="T11">2, 'ORATOR', '</text:span><text:span text:style-name="T11">n. </text:span><text:span text:style-name="T11">a public speaker'</text:span></text:p>
      <text:p text:style-name="P9"><text:span text:style-name="T11">3, 'CLEAVE', 'v. split or sever (something) '</text:span></text:p>
      <text:p text:style-name="P6"><text:span text:style-name="T11">4, 'NOVICE', 'n. </text:span><text:span text:style-name="T11">a person new to and inexperienced</text:span><text:span text:style-name="T11"> for job or situation'</text:span></text:p>
      <text:p text:style-name="P6"><text:span text:style-name="T11">5, 'PHOBIA', 'n. an extreme or irrational fear of or aversion to something'</text:span></text:p>
      <text:p text:style-name="P9"><text:span text:style-name="T11">6, 'OFFEND', 'v. </text:span><text:span text:style-name="T11">to make someone upset or angry</text:span><text:span text:style-name="T11">'</text:span></text:p>
      <text:p text:style-name="P9"><text:span text:style-name="T11">7, 'VANDAL', 'n. </text:span><text:span text:style-name="T11">person who intentionally damages others' property'</text:span></text:p>
      <text:p text:style-name="P9"><text:span text:style-name="T11">8, 'THEIST', 'n. </text:span><text:span text:style-name="T11">a person who believes in the existence of gods'</text:span></text:p>
      <text:p text:style-name="P9"><text:span text:style-name="T11">9, 'UNIQUE', 'adj. One of a kind'</text:span></text:p>
      <text:p text:style-name="P9"><text:span text:style-name="T11">10, 'STURDY', 'adj. strongly and solidly built'</text:span></text:p>
      <text:p text:style-name="P9"><text:span text:style-name="T11">11, 'SELDOM', 'adv. rarely'</text:span></text:p>
      <text:p text:style-name="P9"><text:span text:style-name="T11">12, 'GARAGE', 'n. </text:span><text:span text:style-name="T11">a building for housing a motor vehicle or vehicles'</text:span></text:p>
      <text:p text:style-name="P9"><text:span text:style-name="T11">13, 'PARDON', 'v. forgive or excuse'</text:span></text:p>
      <text:p text:style-name="P9"><text:span text:style-name="T11">14, 'CLUMSY', 'adj. awkward in movement or in handling things'</text:span></text:p>
      <text:p text:style-name="P9"><text:span text:style-name="T11">15, 'PONDER', 'v. think about (something) carefully'</text:span></text:p>
      <text:p text:style-name="P9"><text:span text:style-name="T11">16, 'UTOPIA', 'n. an imagined state of things where everything is perfect'</text:span></text:p>
      <text:p text:style-name="P9"><text:span text:style-name="T11">17, 'REBUKE', 'v. </text:span><text:span text:style-name="T11">express sharp disapproval or criticism of (someone)</text:span><text:span text:style-name="T11">'</text:span></text:p>
      <text:p text:style-name="P9"><text:span text:style-name="T11">18, 'GLOOMY', 'adj. </text:span><text:span text:style-name="T11">dark or poorly lit, and appears depressing or frightening </text:span><text:span text:style-name="T11">'</text:span></text:p>
      <text:p text:style-name="P9"><text:span text:style-name="T11">19, 'ASCEND', 'v. go up or climb'</text:span></text:p>
      <text:p text:style-name="P9"><text:span text:style-name="T11">20, 'PROFIT', 'n. a financial gain'</text:span></text:p>
      <text:p text:style-name="P9"><text:span text:style-name="T11">21, 'PLENTY', 'pron. </text:span><text:span text:style-name="T11">a large or sufficient amount or quantity'</text:span></text:p>
      <text:p text:style-name="P9"><text:span text:style-name="T11">22, 'SOMBRE', 'adj. conveying a feeling of deep seriousness and sadness '</text:span></text:p>
      <text:p text:style-name="P9"><text:span text:style-name="T11">23, 'HARDLY', 'adv. scarcely '</text:span></text:p>
      <text:p text:style-name="P9"><text:span text:style-name="T11">24, 'FORBID', 'v. refuse to allow'</text:span></text:p>
      <text:p text:style-name="P9"><text:span text:style-name="T11">25, 'HATRED', 'n. intense dislike'</text:span></text:p>
      <text:p text:style-name="P9"><text:span text:style-name="T11">26, 'WIZARD', 'n. a man who has magical powers '</text:span></text:p>
      <text:p text:style-name="P9"><text:span text:style-name="T11">27, 'MAROON', 'adj. a color'</text:span></text:p>
      <text:p text:style-name="P9"><text:span text:style-name="T11">28, 'REGRET', 'v. feel sad, repentant, or disappointed over something'</text:span></text:p>
      <text:p text:style-name="P9"><text:span text:style-name="T11">29, 'ALMOST', 'adv. not quite; very nearly'</text:span></text:p>
      <text:p text:style-name="P9"><text:span text:style-name="T11">30, 'THRONE', 'n. </text:span><text:span text:style-name="T11">the special chair used by a ruler</text:span><text:span text:style-name="T11"> '</text:span></text:p>
      <text:p text:style-name="P9"><text:span text:style-name="T11"/></text:p>
      <text:p text:style-name="P8"><text:span text:style-name="T4"/></text:p>
      <text:p text:style-name="P7"><text:span text:style-name="T4"/></text:p>
      <text:p text:style-name="P7"><text:span text:style-name="T4"><text:line-break/></text:span></text:p>
      <text:p text:style-name="P7"><text:span text:style-name="T4"><text:line-break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Helvetica Neue" svg:font-family="'Helvetica Neue', Helvetica, Arial, sans-serif, 'Noto Sans', sans-serif"/>
    <style:font-face style:name="arial" svg:font-family="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isha Sharda</meta:initial-creator>
    <meta:creation-date>2019-09-07T03:21:33.53</meta:creation-date>
    <dc:date>2019-09-07T21:03:23.18</dc:date>
    <dc:creator>Tanisha Sharda</dc:creator>
    <meta:editing-duration>PT17H26M27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35" meta:word-count="269" meta:character-count="1610"/>
  </office:meta>
</office:document-meta>
</file>